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14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raq</text:p>
          </table:table-cell>
          <table:table-cell office:value-type="float" office:value="16" calcext:value-type="float">
            <text:p>16</text:p>
          </table:table-cell>
          <table:table-cell/>
          <table:table-cell table:formula="of:=2^[.B3]" office:value-type="float" office:value="65536" calcext:value-type="float">
            <text:p>65536</text:p>
          </table:table-cell>
          <table:table-cell/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2*PI()/4*[.B6]/([.$B$4]+1)" office:value-type="float" office:value="0" calcext:value-type="float">
            <text:p>0,000</text:p>
          </table:table-cell>
          <table:table-cell table:formula="of:=SIN([.C6])*[.$D$3]" office:value-type="float" office:value="0" calcext:value-type="float">
            <text:p>0</text:p>
          </table:table-cell>
          <table:table-cell table:formula="of:=IF(SIN([.C6])=1;&quot;end&quot;;&quot;&quot;)">
            <text:p/>
          </table:table-cell>
        </table:table-row>
        <table:table-row table:style-name="ro1">
          <table:table-cell/>
          <table:table-cell table:formula="of:=[.B6]+1" office:value-type="float" office:value="1" calcext:value-type="float">
            <text:p>1</text:p>
          </table:table-cell>
          <table:table-cell table:formula="of:=2*PI()/4*[.B7]/([.$B$4]+1)" office:value-type="float" office:value="0.174532925199433" calcext:value-type="float">
            <text:p>0,175</text:p>
          </table:table-cell>
          <table:table-cell table:formula="of:=SIN([.C7])*[.$D$3]" office:value-type="float" office:value="11380.2069715799" calcext:value-type="float">
            <text:p>11380</text:p>
          </table:table-cell>
          <table:table-cell table:formula="of:=IF(SIN([.C7])=1;&quot;end&quot;;&quot;&quot;)">
            <text:p/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table:formula="of:=2*PI()/4*[.B8]/([.$B$4]+1)" office:value-type="float" office:value="0.349065850398866" calcext:value-type="float">
            <text:p>0,349</text:p>
          </table:table-cell>
          <table:table-cell table:formula="of:=SIN([.C8])*[.$D$3]" office:value-type="float" office:value="22414.632112991" calcext:value-type="float">
            <text:p>22415</text:p>
          </table:table-cell>
          <table:table-cell table:formula="of:=IF(SIN([.C8])=1;&quot;end&quot;;&quot;&quot;)">
            <text:p/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table:formula="of:=2*PI()/4*[.B9]/([.$B$4]+1)" office:value-type="float" office:value="0.523598775598299" calcext:value-type="float">
            <text:p>0,524</text:p>
          </table:table-cell>
          <table:table-cell table:formula="of:=SIN([.C9])*[.$D$3]" office:value-type="float" office:value="32768" calcext:value-type="float">
            <text:p>32768</text:p>
          </table:table-cell>
          <table:table-cell table:formula="of:=IF(SIN([.C9])=1;&quot;end&quot;;&quot;&quot;)">
            <text:p/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table:formula="of:=2*PI()/4*[.B10]/([.$B$4]+1)" office:value-type="float" office:value="0.698131700797732" calcext:value-type="float">
            <text:p>0,698</text:p>
          </table:table-cell>
          <table:table-cell table:formula="of:=SIN([.C10])*[.$D$3]" office:value-type="float" office:value="42125.728788417" calcext:value-type="float">
            <text:p>42126</text:p>
          </table:table-cell>
          <table:table-cell table:formula="of:=IF(SIN([.C10])=1;&quot;end&quot;;&quot;&quot;)">
            <text:p/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formula="of:=2*PI()/4*[.B11]/([.$B$4]+1)" office:value-type="float" office:value="0.872664625997165" calcext:value-type="float">
            <text:p>0,873</text:p>
          </table:table-cell>
          <table:table-cell table:formula="of:=SIN([.C11])*[.$D$3]" office:value-type="float" office:value="50203.4886242453" calcext:value-type="float">
            <text:p>50203</text:p>
          </table:table-cell>
          <table:table-cell table:formula="of:=IF(SIN([.C11])=1;&quot;end&quot;;&quot;&quot;)">
            <text:p/>
          </table:table-cell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formula="of:=2*PI()/4*[.B12]/([.$B$4]+1)" office:value-type="float" office:value="1.0471975511966" calcext:value-type="float">
            <text:p>1,047</text:p>
          </table:table-cell>
          <table:table-cell table:formula="of:=SIN([.C12])*[.$D$3]" office:value-type="float" office:value="56755.840862417" calcext:value-type="float">
            <text:p>56756</text:p>
          </table:table-cell>
          <table:table-cell table:formula="of:=IF(SIN([.C12])=1;&quot;end&quot;;&quot;&quot;)">
            <text:p/>
          </table:table-cell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formula="of:=2*PI()/4*[.B13]/([.$B$4]+1)" office:value-type="float" office:value="1.22173047639603" calcext:value-type="float">
            <text:p>1,222</text:p>
          </table:table-cell>
          <table:table-cell table:formula="of:=SIN([.C13])*[.$D$3]" office:value-type="float" office:value="61583.6955958253" calcext:value-type="float">
            <text:p>61584</text:p>
          </table:table-cell>
          <table:table-cell table:formula="of:=IF(SIN([.C13])=1;&quot;end&quot;;&quot;&quot;)">
            <text:p/>
          </table:table-cell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formula="of:=2*PI()/4*[.B14]/([.$B$4]+1)" office:value-type="float" office:value="1.39626340159546" calcext:value-type="float">
            <text:p>1,396</text:p>
          </table:table-cell>
          <table:table-cell table:formula="of:=SIN([.C14])*[.$D$3]" office:value-type="float" office:value="64540.3609014081" calcext:value-type="float">
            <text:p>64540</text:p>
          </table:table-cell>
          <table:table-cell table:formula="of:=IF(SIN([.C14])=1;&quot;end&quot;;&quot;&quot;)">
            <text:p/>
          </table:table-cell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formula="of:=2*PI()/4*[.B15]/([.$B$4]+1)" office:value-type="float" office:value="1.5707963267949" calcext:value-type="float">
            <text:p>1,571</text:p>
          </table:table-cell>
          <table:table-cell table:formula="of:=SIN([.C15])*[.$D$3]" office:value-type="float" office:value="65536" calcext:value-type="float">
            <text:p>65536</text:p>
          </table:table-cell>
          <table:table-cell table:formula="of:=IF(SIN([.C15])=1;&quot;end&quot;;&quot;&quot;)" office:value-type="string" office:string-value="end" calcext:value-type="string">
            <text:p>end</text:p>
          </table:table-cell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formula="of:=2*PI()/4*[.B16]/([.$B$4]+1)" office:value-type="float" office:value="1.74532925199433" calcext:value-type="float">
            <text:p>1,745</text:p>
          </table:table-cell>
          <table:table-cell table:formula="of:=SIN([.C16])*[.$D$3]" office:value-type="float" office:value="64540.3609014081" calcext:value-type="float">
            <text:p>64540</text:p>
          </table:table-cell>
          <table:table-cell table:formula="of:=IF(SIN([.C16])=1;&quot;end&quot;;&quot;&quot;)">
            <text:p/>
          </table:table-cell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formula="of:=2*PI()/4*[.B17]/([.$B$4]+1)" office:value-type="float" office:value="1.91986217719376" calcext:value-type="float">
            <text:p>1,920</text:p>
          </table:table-cell>
          <table:table-cell table:formula="of:=SIN([.C17])*[.$D$3]" office:value-type="float" office:value="61583.6955958253" calcext:value-type="float">
            <text:p>61584</text:p>
          </table:table-cell>
          <table:table-cell table:formula="of:=IF(SIN([.C17])=1;&quot;end&quot;;&quot;&quot;)">
            <text:p/>
          </table:table-cell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formula="of:=2*PI()/4*[.B18]/([.$B$4]+1)" office:value-type="float" office:value="2.0943951023932" calcext:value-type="float">
            <text:p>2,094</text:p>
          </table:table-cell>
          <table:table-cell table:formula="of:=SIN([.C18])*[.$D$3]" office:value-type="float" office:value="56755.840862417" calcext:value-type="float">
            <text:p>56756</text:p>
          </table:table-cell>
          <table:table-cell table:formula="of:=IF(SIN([.C18])=1;&quot;end&quot;;&quot;&quot;)">
            <text:p/>
          </table:table-cell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formula="of:=2*PI()/4*[.B19]/([.$B$4]+1)" office:value-type="float" office:value="2.26892802759263" calcext:value-type="float">
            <text:p>2,269</text:p>
          </table:table-cell>
          <table:table-cell table:formula="of:=SIN([.C19])*[.$D$3]" office:value-type="float" office:value="50203.4886242453" calcext:value-type="float">
            <text:p>50203</text:p>
          </table:table-cell>
          <table:table-cell table:formula="of:=IF(SIN([.C19])=1;&quot;end&quot;;&quot;&quot;)">
            <text:p/>
          </table:table-cell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formula="of:=2*PI()/4*[.B20]/([.$B$4]+1)" office:value-type="float" office:value="2.44346095279206" calcext:value-type="float">
            <text:p>2,443</text:p>
          </table:table-cell>
          <table:table-cell table:formula="of:=SIN([.C20])*[.$D$3]" office:value-type="float" office:value="42125.7287884171" calcext:value-type="float">
            <text:p>42126</text:p>
          </table:table-cell>
          <table:table-cell table:formula="of:=IF(SIN([.C20])=1;&quot;end&quot;;&quot;&quot;)">
            <text:p/>
          </table:table-cell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formula="of:=2*PI()/4*[.B21]/([.$B$4]+1)" office:value-type="float" office:value="2.61799387799149" calcext:value-type="float">
            <text:p>2,618</text:p>
          </table:table-cell>
          <table:table-cell table:formula="of:=SIN([.C21])*[.$D$3]" office:value-type="float" office:value="32768" calcext:value-type="float">
            <text:p>32768</text:p>
          </table:table-cell>
          <table:table-cell table:formula="of:=IF(SIN([.C21])=1;&quot;end&quot;;&quot;&quot;)">
            <text:p/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2:02:51.998021211</meta:creation-date>
    <dc:date>2023-12-18T12:49:38.476932167</dc:date>
    <meta:editing-duration>PT46M47S</meta:editing-duration>
    <meta:editing-cycles>1</meta:editing-cycles>
    <meta:document-statistic meta:table-count="1" meta:cell-count="69" meta:object-count="0"/>
    <meta:generator>LibreOffice/7.6.4.1$Linux_X86_64 LibreOffice_project/60$Build-1</meta:generator>
  </office:meta>
</office:document-meta>
</file>